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7" style:master-page-name="MP0" style:family="paragraph">
      <style:paragraph-properties fo:break-before="page" fo:text-align="justify" fo:margin-top="0in" fo:margin-bottom="0in"/>
    </style:style>
    <style:style style:name="T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3" style:parent-style-name="c7" style:family="paragraph">
      <style:paragraph-properties fo:text-align="justify" fo:margin-top="0in" fo:margin-bottom="0in"/>
    </style:style>
    <style:style style:name="T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7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0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12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7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8" style:parent-style-name="c7" style:family="paragraph">
      <style:paragraph-properties fo:text-align="justify" fo:margin-top="0in" fo:margin-bottom="0in"/>
    </style:style>
    <style:style style:name="T1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2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22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3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5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2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3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5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3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4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4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4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44" style:parent-style-name="c0" style:family="text">
      <style:text-properties style:font-name="Arial" style:font-name-complex="Arial" fo:font-weight="bold" style:font-weight-asian="bold" style:font-weight-complex="bold" fo:color="#000000" fo:font-size="16pt" style:font-size-asian="16pt" style:font-size-complex="16pt"/>
    </style:style>
    <style:style style:name="P45" style:parent-style-name="c5" style:list-style-name="LFO3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46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4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8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4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0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5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2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5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5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5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56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7" style:parent-style-name="c7" style:family="paragraph">
      <style:paragraph-properties fo:text-align="justify" fo:margin-top="0in" fo:margin-bottom="0in"/>
    </style:style>
    <style:style style:name="T58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9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0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62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8" style:parent-style-name="c7" style:family="paragraph">
      <style:paragraph-properties fo:text-align="justify" fo:margin-top="0in" fo:margin-bottom="0in"/>
    </style:style>
    <style:style style:name="T6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70" style:parent-style-name="c7" style:family="paragraph">
      <style:paragraph-properties fo:text-align="justify" fo:margin-top="0in" fo:margin-bottom="0in"/>
    </style:style>
    <style:style style:name="T7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72" style:parent-style-name="c7" style:family="paragraph">
      <style:paragraph-properties fo:text-align="justify" fo:margin-top="0in" fo:margin-bottom="0in"/>
    </style:style>
    <style:style style:name="T73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4" style:parent-style-name="Hiperłącze" style:family="text">
      <style:text-properties style:font-name="Arial" style:font-name-complex="Arial" fo:font-size="11pt" style:font-size-asian="11pt" style:font-size-complex="11pt"/>
    </style:style>
    <style:style style:name="P75" style:parent-style-name="c7" style:family="paragraph">
      <style:paragraph-properties fo:text-align="justify" fo:margin-top="0in" fo:margin-bottom="0in"/>
    </style:style>
    <style:style style:name="T76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7" style:parent-style-name="Hiperłącze" style:family="text">
      <style:text-properties style:font-name="Arial" style:font-name-complex="Arial" fo:font-size="11pt" style:font-size-asian="11pt" style:font-size-complex="11pt"/>
    </style:style>
    <style:style style:name="T78" style:parent-style-name="c0" style:family="text">
      <style:text-properties style:font-name="Arial" style:font-name-complex="Arial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Klasa Connect4 przechowuje stan gry “Connect 4” i pozwala na przeprowadzenie rozgrywki.</text:span></text:p>
      <text:p text:style-name="P3"><text:span text:style-name="T4">Klasa Tablice:</text:span></text:p>
      <text:list text:style-name="LFO1" text:continue-numbering="true">
        <text:list-item>
          <text:p text:style-name="P5"><text:span text:style-name="T6">statyczna metoda czyPelna( int[] ) zwraca true, jeśli wszystkie elementy tablicy są różne od zera (1p)</text:span></text:p>
        </text:list-item>
        <text:list-item>
          <text:p text:style-name="P7"><text:span text:style-name="T8">statyczna metoda<text:s/></text:span><text:span text:style-name="T9">czyPelnaKolumna( int[][], int nrKolumny ) - true, jeśli pełna jest kolumna nrKolumny (1p)</text:span></text:p>
        </text:list-item>
        <text:list-item>
          <text:p text:style-name="P10"><text:span text:style-name="T11">statyczne metody klonuj( int[] ), klonuj( int[][] ) - zwracają kopie (deep copy w przypadku tablicy dwuwymiarowej) podanych tablic (2p)</text:span></text:p>
        </text:list-item>
        <text:list-item>
          <text:p text:style-name="P12"><text:span text:style-name="T13">statyczna metoda najdluzszyCia</text:span><text:span text:style-name="T14">g( int[][], int x ) - zwraca maksymalną długość ciągu wartości równych x w tablicy; należy uwzględnić<text:s/></text:span><text:span text:style-name="T15">ciąg w poziomie</text:span><text:span text:style-name="T16">, pionie<text:s/></text:span><text:span text:style-name="T17">i na skos (w obie strony) (5p)</text:span></text:p>
        </text:list-item>
      </text:list>
      <text:p text:style-name="P18"><text:span text:style-name="T19">Klasa Connect4:</text:span></text:p>
      <text:list text:style-name="LFO2" text:continue-numbering="true">
        <text:list-item>
          <text:p text:style-name="P20"><text:span text:style-name="T21">w konstruktorze bezparametrowym przyjmujemy, że plansza ma rozmiar 7 kolumn x 6 wie</text:span><text:span text:style-name="T22">rszy (1p)</text:span></text:p>
        </text:list-item>
        <text:list-item>
          <text:p text:style-name="P23"><text:span text:style-name="T24">w konstruktorze z dwoma argumentami można podać ilość kolumn i wierszy (1p)</text:span></text:p>
        </text:list-item>
        <text:list-item>
          <text:p text:style-name="P25"><text:span text:style-name="T26">stan planszy do gry przechowywany jest w tablicy int, gdzie 0 oznacza puste miejsce, 1 - krążek pierwszego gracza (G1), 2 - krążek drugiego gracza (G2)</text:span></text:p>
        </text:list-item>
        <text:list-item>
          <text:p text:style-name="P27"><text:span text:style-name="T28">należy również pam</text:span><text:span text:style-name="T29">iętać, którego gracza jest kolej - zaczyna G1</text:span></text:p>
        </text:list-item>
        <text:list-item>
          <text:p text:style-name="P30"><text:span text:style-name="T31">metoda czyjaKolej() zwraca 1 lub 2 (1p)</text:span></text:p>
        </text:list-item>
        <text:list-item>
          <text:p text:style-name="P32"><text:span text:style-name="T33">metoda wrzucKrazek(int kolumna) - dodaje krążek danego gracza w odpowiedniej kolumnie, zmienia kolej na drugiego gracza; jeśli dana kolumna jest pełna (przed<text:s/></text:span><text:span text:style-name="T34">wykonaniem ruchu), to zwracana jest wartość false (2p)</text:span></text:p>
        </text:list-item>
        <text:list-item>
          <text:p text:style-name="P35"><text:span text:style-name="T36">metoda ktoWygral() zwraca 1 jeśli wygrał G1, 2 jeśli wygrał G2, 0 w pozostałych przypadkach (2p)</text:span></text:p>
        </text:list-item>
        <text:list-item>
          <text:p text:style-name="P37"><text:span text:style-name="T38">metoda tablicaJakoString() zwraca obiekt String, który w miejscach pustych ma kropki, a krążki G1 i G2 o</text:span><text:span text:style-name="T39">znaczone są zgodnie ze stałymi zdefiniowanymi w klasie (2p)</text:span></text:p>
        </text:list-item>
        <text:list-item>
          <text:p text:style-name="P40"><text:span text:style-name="T41">zaimplementować interfejs Cloneable oraz nadpisać metodę clone() tak, aby kopia miała również kopię tablicy (a nie kopię referencji) (3p)</text:span></text:p>
        </text:list-item>
        <text:list-item>
          <text:p text:style-name="P42"><text:span text:style-name="T43">metoda wykonajRuch():<text:s/></text:span><text:span text:style-name="T44">AI</text:span></text:p>
        </text:list-item>
      </text:list>
      <text:list text:style-name="LFO3" text:continue-numbering="true">
        <text:list-item>
          <text:p text:style-name="P45"><text:span text:style-name="T46">spośród siedmiu (lub mniej/więcej</text:span><text:span text:style-name="T47"><text:s/>- w zależności od ilości kolumn) możliwych ruchów wybiera te, które:</text:span></text:p>
        </text:list-item>
      </text:list>
      <text:list text:style-name="LFO4" text:continue-numbering="true">
        <text:list-item>
          <text:p text:style-name="P48"><text:span text:style-name="T49">są poprawne (kolumna nie jest pełna) (2p)</text:span></text:p>
        </text:list-item>
        <text:list-item>
          <text:p text:style-name="P50"><text:span text:style-name="T51">nie umożliwiają wygranej drugiego gracza w kolejnym kroku (5p)</text:span></text:p>
        </text:list-item>
      </text:list>
      <text:list text:style-name="LFO5" text:continue-numbering="true">
        <text:list-item>
          <text:p text:style-name="P52"><text:span text:style-name="T53">preferowany powinien być ruch, który zapewni zwiększenie długości najdłuższego ci</text:span><text:span text:style-name="T54">ągu gracza (wybranie takiego ruchu jest WAGA_ZWIEKSZONA_DLUGOSC_CIAGU x bardziej prawdopodobne) (3p)</text:span></text:p>
        </text:list-item>
        <text:list-item>
          <text:p text:style-name="P55"><text:span text:style-name="T56">wykonywany jest losowy ruch zgodny z powyższymi warunkami i preferencjami (1p)</text:span></text:p>
        </text:list-item>
      </text:list>
      <text:p text:style-name="P57"><text:span text:style-name="T58">W klasie Gra napisać metodę main() a w niej:</text:span></text:p>
      <text:list text:style-name="LFO6" text:continue-numbering="true">
        <text:list-item>
          <text:p text:style-name="P59"><text:span text:style-name="T60">zapytać o ilość graczy - dwóch<text:s/></text:span><text:span text:style-name="T61">lub 1 z komputerem (1p)</text:span></text:p>
        </text:list-item>
        <text:list-item>
          <text:p text:style-name="P62"><text:span text:style-name="T63">w pętli: wyświetlić tablicę (uzupełnioną o numery kolumn), spytać gracza o numer kolumny, wykonać ruch jeśli poprawny; powtórzyć dla drugiego gracza<text:s/></text:span><text:soft-page-break/><text:span text:style-name="T64">lub wykonać ruch automatycznie;<text:s/></text:span><text:span text:style-name="T65">zakończyć pętlę jeśli jeden z graczy wygra lub plan</text:span><text:span text:style-name="T66">sza będzie pełna<text:s/></text:span><text:span text:style-name="T67">(2p)</text:span></text:p>
        </text:list-item>
      </text:list>
      <text:p text:style-name="P68"><text:span text:style-name="T69">Przesyłając rozwiązanie na wikampie należy w komentarzu podać procent zdobytych punktów (pełna ilość to: 35).</text:span></text:p>
      <text:p text:style-name="P70"><text:span text:style-name="T71">Literatura:</text:span></text:p>
      <text:p text:style-name="P72"><text:span text:style-name="T73">[1] ​​</text:span><text:a xlink:href="https://www.google.com/url?q=https://en.wikipedia.org/wiki/Connect_Four&amp;sa=D&amp;source=editors&amp;ust=1637078071871000&amp;usg=AOvVaw3F7bNPs0wkLGrEX5lcy3Z9" office:target-frame-name="_top" xlink:show="replace"><text:span text:style-name="T74">https://en.wikipedia.org/wiki/Connect_Four</text:span></text:a></text:p>
      <text:p text:style-name="P75"><text:span text:style-name="T76">[2] </text:span><text:a xlink:href="https://www.google.com/url?q=https://www.baeldung.com/java-console-input-output&amp;sa=D&amp;source=editors&amp;ust=1637078071872000&amp;usg=AOvVaw0XRVPOKjYSptyQi8fqqxQG" office:target-frame-name="_top" xlink:show="replace"><text:span text:style-name="T77">https://www.baeldung.com/java-console-input-output</text:span></text:a><text:span text:style-name="T78"> - czytanie z klawiatury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c7" style:display-name="c7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0" style:display-name="c0" style:family="text" style:parent-style-name="Domyślnaczcionkaakapitu"/>
    <style:style style:name="c1" style:display-name="c1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5" style:display-name="c5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2" style:display-name="c2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9" style:display-name="c9" style:family="text" style:parent-style-name="Domyślnaczcionkaakapitu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ł Brzozowski</meta:initial-creator>
    <dc:creator>Michał Brzozowski</dc:creator>
    <meta:creation-date>2021-11-20T18:18:00Z</meta:creation-date>
    <dc:date>2021-11-21T19:04:00Z</dc:date>
    <meta:template xlink:href="Normal" xlink:type="simple"/>
    <meta:editing-cycles>9</meta:editing-cycles>
    <meta:editing-duration>PT16560S</meta:editing-duration>
    <meta:document-statistic meta:page-count="2" meta:paragraph-count="6" meta:word-count="446" meta:character-count="3116" meta:row-count="22" meta:non-whitespace-character-count="2676"/>
  </office:meta>
</office:document-meta>
</file>